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officeooo:rsid="0012c923" officeooo:paragraph-rsid="0012c923"/>
    </style:style>
    <style:style style:name="P3"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officeooo:rsid="0013ecd9" officeooo:paragraph-rsid="0013ecd9"/>
    </style:style>
    <style:style style:name="P4"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officeooo:rsid="00149e3d" officeooo:paragraph-rsid="00149e3d"/>
    </style:style>
    <style:style style:name="P5" style:family="paragraph" style:parent-style-name="Text_20_body" style:list-style-name="L3">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Heading_20_2">
      <style:text-properties fo:font-weight="bold" fo:background-color="#ffff00" style:font-weight-asian="bold" style:font-weight-complex="bold"/>
    </style:style>
    <style:style style:name="P9" style:family="paragraph" style:parent-style-name="Heading_20_2">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bold" fo:background-color="#ffff00" style:font-weight-asian="bold" style:font-weight-complex="bold"/>
    </style:style>
    <style:style style:name="P10" style:family="paragraph" style:parent-style-name="Heading_20_2">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bold" officeooo:rsid="0013ecd9" officeooo:paragraph-rsid="0013ecd9" fo:background-color="#ffff00" style:font-weight-asian="bold" style:font-weight-complex="bold"/>
    </style:style>
    <style:style style:name="P11" style:family="paragraph" style:parent-style-name="Heading_20_2">
      <style:paragraph-properties fo:margin-left="0cm" fo:margin-right="0cm" fo:orphans="2" fo:widows="2" fo:text-indent="0cm" style:auto-text-indent="false"/>
      <style:text-properties fo:background-color="#ffff00"/>
    </style:style>
    <style:style style:name="P12" style:family="paragraph" style:parent-style-name="Preformatted_20_Text">
      <style:paragraph-properties fo:margin-left="0cm" fo:margin-right="0cm" fo:orphans="2" fo:widows="2" fo:text-indent="0cm" style:auto-text-indent="false"/>
      <style:text-properties fo:font-variant="normal" fo:text-transform="none" fo:color="#666666" style:font-name="Consolas" fo:font-size="10.5pt" fo:letter-spacing="normal" fo:font-style="normal" fo:font-weight="normal" officeooo:rsid="0012c923" officeooo:paragraph-rsid="0012c923"/>
    </style:style>
    <style:style style:name="P13" style:family="paragraph" style:parent-style-name="Preformatted_20_Text">
      <style:paragraph-properties fo:margin-left="0cm" fo:margin-right="0cm" fo:orphans="2" fo:widows="2" fo:text-indent="0cm" style:auto-text-indent="false"/>
      <style:text-properties fo:font-variant="normal" fo:text-transform="none" fo:color="#666666" style:font-name="Consolas" fo:font-size="10.5pt" fo:letter-spacing="normal" fo:font-style="normal" fo:font-weight="normal" officeooo:rsid="0013ecd9" officeooo:paragraph-rsid="0013ecd9"/>
    </style:style>
    <style:style style:name="P14"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666666" style:font-name="Consolas" fo:letter-spacing="normal" fo:font-style="normal" fo:font-weight="normal"/>
    </style:style>
    <style:style style:name="T1" style:family="text">
      <style:text-properties fo:font-variant="normal" fo:text-transform="none" fo:color="#444444" style:font-name="Open Sans" fo:letter-spacing="normal" fo:font-style="normal"/>
    </style:style>
    <style:style style:name="T2" style:family="text">
      <style:text-properties fo:font-variant="normal" fo:text-transform="none" fo:color="#444444" style:font-name="Open Sans" fo:letter-spacing="normal" fo:font-style="normal" fo:font-weight="normal"/>
    </style:style>
    <style:style style:name="T3" style:family="text">
      <style:text-properties fo:font-variant="normal" fo:text-transform="none" fo:color="#444444" style:font-name="Open Sans" fo:font-size="10.5pt" fo:letter-spacing="normal" fo:font-style="normal" fo:font-weight="bold" style:font-weight-asian="bold" style:font-weight-complex="bold"/>
    </style:style>
    <style:style style:name="T4" style:family="text">
      <style:text-properties fo:font-variant="normal" fo:text-transform="none" fo:color="#444444" style:font-name="Open Sans" fo:font-size="10.5pt" fo:letter-spacing="normal" fo:font-style="normal" fo:font-weight="normal"/>
    </style:style>
    <style:style style:name="T5" style:family="text">
      <style:text-properties fo:font-variant="normal" fo:text-transform="none" fo:color="#444444" fo:letter-spacing="normal"/>
    </style:style>
    <style:style style:name="T6" style:family="text">
      <style:text-properties fo:color="#444444" style:font-name="Open Sans" fo:font-size="10.5pt" fo:letter-spacing="normal" fo:font-weight="normal" fo:padding="0cm" fo:border="none"/>
    </style:style>
    <style:style style:name="T7" style:family="text">
      <style:text-properties fo:padding="0cm" fo:border="none"/>
    </style:style>
    <style:style style:name="T8" style:family="text">
      <style:text-properties fo:color="#9f9f9f" fo:padding="0cm" fo:border="none"/>
    </style:style>
    <style:style style:name="T9" style:family="text">
      <style:text-properties officeooo:rsid="00149e3d"/>
    </style:style>
    <style:style style:name="T10" style:family="text">
      <style:text-properties fo:background-color="#ffff00" loext:char-shading-value="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text:span text:style-name="T1">Waiting / Blocking in Linux Driver</text:span></text:h>
      <text:p text:style-name="Standard"/>
      <text:p text:style-name="P1">Now, you might be wondering, why do we need to wait in Linux driver? Well, there can be quite a lot of reasons to wait in driver. Let’s say you are interfacing with hardware such as LCD, which requires you to wait for 5ms before sending a subsequent command. Another example is say you want to read the data from disk, and since disk is a slower device, it may require you to wait until valid data is available. In these scenarios, we have no option, but to wait. One of the simplest way to implement the wait is a busy loop, but it might not be efficient way of waiting. So, does kernel provide any efficient mechanisms to wait? Yes, of course, kernel does provide a variety of mechanisms for waiting. Read on to get the crux of waiting in Linux kernel.</text:p>
      <text:p text:style-name="P1"/>
      <text:p text:style-name="P1"/>
      <text:h text:style-name="P9" text:outline-level="2">Process States in Linux</text:h>
      <text:p text:style-name="P1"/>
      <text:p text:style-name="P1">Before moving on to the wait mechanisms, it would be worthwhile to understand the process states in Linux. At any point of time, a process can be in any of the below mentioned states:</text:p>
      <text:p text:style-name="P1"/>
      <text:p text:style-name="P6"><text:span text:style-name="T10">TASK_RUNNING</text:span> :- Process is in run queue or is running</text:p>
      <text:list xml:id="list5686136743140252355" text:style-name="L3">
        <text:list-header>
          <text:p text:style-name="P5"><text:span text:style-name="T10">TASK_STOPPED</text:span> :- Process stopped by debugger</text:p>
          <text:p text:style-name="P5"><text:span text:style-name="T10">TASK_INTERRUPTIBLE</text:span> :- Process is waiting for some event, but can be woken up by signal</text:p>
          <text:p text:style-name="P5"><text:span text:style-name="T10">TASK_UNINTERRUPTIBLE</text:span> :- Similar to TASK_INTERRUPTIBLE, but can’t be woken up bysignal</text:p>
          <text:p text:style-name="P5"><text:span text:style-name="T10">TASK_ZOMBIE</text:span> :- Process is terminated, but not cleaned up yet</text:p>
        </text:list-header>
      </text:list>
      <text:p text:style-name="P1"/>
      <text:p text:style-name="P1">For a process to be scheduled, it needs to be in TASK_RUNNING state, while TASK_INTERRUPTIBLE and TASK_INTERRUPTIBLE states correspond to a waiting process.</text:p>
      <text:p text:style-name="P1"/>
      <text:p text:style-name="P1"/>
      <text:h text:style-name="P11" text:outline-level="2"><text:span text:style-name="T3">Wait Mechanism in Linux Kernel</text:span></text:h>
      <text:p text:style-name="P7"><text:span text:style-name="T3"/></text:p>
      <text:p text:style-name="P7"><text:span text:style-name="T4">API </text:span><text:span text:style-name="Emphasis"><text:span text:style-name="T6">schedule()</text:span></text:span><text:span text:style-name="T5"> </text:span><text:span text:style-name="T4">provides the basic wait mechanism in the linux kernel. Invoking this API yields the processor and invokes the scheduler to schedule any other process in run queue. Below is the programming example for the same:</text:span></text:p>
      <text:p text:style-name="P1"/>
      <text:p text:style-name="P4">sched.c</text:p>
      <text:p text:style-name="P2"/>
      <text:p text:style-name="P2">Example above is a simple character driver demonstrating the use of <text:span text:style-name="Emphasis"><text:span text:style-name="T7">schedule() </text:span></text:span>API. In <text:span text:style-name="Emphasis"><text:span text:style-name="T7">read()</text:span></text:span>function, we invoke <text:span text:style-name="Emphasis"><text:span text:style-name="T7">schedule() </text:span></text:span>to yield the processor. Below is the sample run, assuming that the above program is compiled as <text:span text:style-name="Emphasis"><text:span text:style-name="T7">sched.ko</text:span></text:span>:</text:p>
      <text:p text:style-name="P2"/>
      <text:p text:style-name="P12">$ insmod sched.ko</text:p>
      <text:p text:style-name="P14">Major Nr: 244</text:p>
      <text:p text:style-name="P14">$ cat /dev/mychar0</text:p>
      <text:p text:style-name="P14">Inside open</text:p>
      <text:p text:style-name="P14">Inside read</text:p>
      <text:p text:style-name="P14"><text:soft-page-break/>Scheduling out</text:p>
      <text:p text:style-name="P14">Woken up</text:p>
      <text:p text:style-name="P2"/>
      <text:p text:style-name="P2">So, what do we get? Does the usage of <text:span text:style-name="Emphasis"><text:span text:style-name="T7">schedule() </text:span></text:span>API serves the purpose of waiting? Not really. Why is it so?  Well, if you recall the definition of <text:span text:style-name="Emphasis"><text:span text:style-name="T7">schedule(), </text:span></text:span>it states that the process invoking this API voluntarily yields the processor, but only yielding the processor is not enough. Process is still in run queue and as long as process is in run queue, it would be scheduled again to run. This is exactly what happens in the above example, which makes our process to come out of wait quite immediately. So, the pre-condition for performing the wait with <text:span text:style-name="Emphasis"><text:span text:style-name="T7">schedule()</text:span></text:span> is to first move the process out of the run queue. How do we achieve this? For this, we have a API called <text:span text:style-name="Emphasis"><text:span text:style-name="T7">set_current_state()</text:span></text:span>. Below is the modified code snippet for the <text:span text:style-name="Emphasis"><text:span text:style-name="T7">read() </text:span></text:span>function:</text:p>
      <text:p text:style-name="P2"/>
      <text:p text:style-name="P4">sched1.c</text:p>
      <text:p text:style-name="P3"/>
      <text:p text:style-name="P3">In the above example, before invoking the <text:span text:style-name="Emphasis"><text:span text:style-name="T7">schedule() </text:span></text:span>API, we are setting the state of the process to TASK_INTERRUPTIBLE. This will move the process out of run queue and hence it won’t be scheduled again to run. Below is the sample run for the modified example:</text:p>
      <text:p text:style-name="P3"/>
      <text:p text:style-name="P13">$ insmod sched.ko</text:p>
      <text:p text:style-name="P14">Major Nr: 250</text:p>
      <text:p text:style-name="P14">$ cat /dev/mychar0</text:p>
      <text:p text:style-name="P14">Inside open</text:p>
      <text:p text:style-name="P14">Inside read</text:p>
      <text:p text:style-name="P14">Scheduling out</text:p>
      <text:p text:style-name="P3"/>
      <text:h text:style-name="P10" text:outline-level="2">Conclusion</text:h>
      <text:p text:style-name="P3"/>
      <text:p text:style-name="P3"/>
      <text:p text:style-name="P3">So, finally we are able to get the process blocked. But do you see the problem with this code? This process is indefinitely blocked. When and who will wake this process up? Another thing worth noting is that in real life scenarios, process always waits on some event, but our process is put to an unconditional sleep. How do we make a process wait on an event? To find out the answer to these questions, stay tuned to my next par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4.572cm" fo:text-indent="-0.762cm" fo:margin-left="4.572cm"/>
        </style:list-level-properties>
      </text:outline-level-style>
      <text:outline-level-style text:level="2" style:num-format="">
        <style:list-level-properties text:list-level-position-and-space-mode="label-alignment">
          <style:list-level-label-alignment text:label-followed-by="listtab" text:list-tab-stop-position="4.826cm" fo:text-indent="-1.016cm" fo:margin-left="4.826cm"/>
        </style:list-level-properties>
      </text:outline-level-style>
      <text:outline-level-style text:level="3" style:num-format="">
        <style:list-level-properties text:list-level-position-and-space-mode="label-alignment">
          <style:list-level-label-alignment text:label-followed-by="listtab" text:list-tab-stop-position="5.08cm" fo:text-indent="-1.27cm" fo:margin-left="5.08cm"/>
        </style:list-level-properties>
      </text:outline-level-style>
      <text:outline-level-style text:level="4" style:num-format="">
        <style:list-level-properties text:list-level-position-and-space-mode="label-alignment">
          <style:list-level-label-alignment text:label-followed-by="listtab" text:list-tab-stop-position="5.334cm" fo:text-indent="-1.524cm" fo:margin-left="5.334cm"/>
        </style:list-level-properties>
      </text:outline-level-style>
      <text:outline-level-style text:level="5" style:num-format="">
        <style:list-level-properties text:list-level-position-and-space-mode="label-alignment">
          <style:list-level-label-alignment text:label-followed-by="listtab" text:list-tab-stop-position="5.588cm" fo:text-indent="-1.778cm" fo:margin-left="5.588cm"/>
        </style:list-level-properties>
      </text:outline-level-style>
      <text:outline-level-style text:level="6" style:num-format="">
        <style:list-level-properties text:list-level-position-and-space-mode="label-alignment">
          <style:list-level-label-alignment text:label-followed-by="listtab" text:list-tab-stop-position="5.842cm" fo:text-indent="-2.032cm" fo:margin-left="5.842cm"/>
        </style:list-level-properties>
      </text:outline-level-style>
      <text:outline-level-style text:level="7" style:num-format="">
        <style:list-level-properties text:list-level-position-and-space-mode="label-alignment">
          <style:list-level-label-alignment text:label-followed-by="listtab" text:list-tab-stop-position="6.096cm" fo:text-indent="-2.286cm" fo:margin-left="6.096cm"/>
        </style:list-level-properties>
      </text:outline-level-style>
      <text:outline-level-style text:level="8" style:num-format="">
        <style:list-level-properties text:list-level-position-and-space-mode="label-alignment">
          <style:list-level-label-alignment text:label-followed-by="listtab" text:list-tab-stop-position="6.35cm" fo:text-indent="-2.54cm" fo:margin-left="6.35cm"/>
        </style:list-level-properties>
      </text:outline-level-style>
      <text:outline-level-style text:level="9" style:num-format="">
        <style:list-level-properties text:list-level-position-and-space-mode="label-alignment">
          <style:list-level-label-alignment text:label-followed-by="listtab" text:list-tab-stop-position="6.604cm" fo:text-indent="-2.794cm" fo:margin-left="6.604cm"/>
        </style:list-level-properties>
      </text:outline-level-style>
      <text:outline-level-style text:level="10" style:num-format="">
        <style:list-level-properties text:list-level-position-and-space-mode="label-alignment">
          <style:list-level-label-alignment text:label-followed-by="listtab" text:list-tab-stop-position="6.858cm" fo:text-indent="-3.048cm" fo:margin-left="6.85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6:20.132706524</meta:creation-date>
    <dc:date>2017-12-18T12:02:43.791923453</dc:date>
    <meta:editing-duration>PT1H16M</meta:editing-duration>
    <meta:editing-cycles>4</meta:editing-cycles>
    <meta:generator>LibreOffice/4.2.8.2$Linux_x86 LibreOffice_project/420m0$Build-2</meta:generator>
    <meta:document-statistic meta:table-count="0" meta:image-count="0" meta:object-count="0" meta:page-count="2" meta:paragraph-count="32" meta:word-count="641" meta:character-count="3612" meta:non-whitespace-character-count="3006"/>
  </office:meta>
</office:document-meta>
</file>